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 New" svg:font-family="&quot;Courier New&quot;"/>
    <style:font-face style:name="Georgia" svg:font-family="Georg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3" style:family="table-cell" style:parent-style-name="Default" style:data-style-name="N0">
      <style:text-properties fo:color="#000000" style:font-name="Courier New" style:font-name-asian="Courier New" style:font-name-complex="Courier New" fo:font-size="10pt" style:font-size-asian="10pt" style:font-size-complex="10pt" style:font-family-generic="modern"/>
    </style:style>
    <style:style style:name="T1" style:family="text" style:parent-style-name="Default">
      <style:text-properties fo:color="#444444" style:text-line-through-style="none" style:font-name="Georgia" style:font-name-asian="Georgia" style:font-name-complex="Georgia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7.540625cm"/>
    </style:style>
    <style:style style:name="co2" style:family="table-column">
      <style:table-column-properties fo:break-before="auto" style:column-width="2.38125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t[0]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*p1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*p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int a, b, c, *p1, *p2;</text:p>
          </table:table-cell>
          <table:table-cell office:value-type="string" table:style-name="ce1">
            <text:p>undet</text:p>
          </table:table-cell>
          <table:table-cell office:value-type="string" table:style-name="ce1">
            <text:p>undet</text:p>
          </table:table-cell>
          <table:table-cell office:value-type="string" table:style-name="ce1">
            <text:p>undet</text:p>
          </table:table-cell>
          <table:table-cell office:value-type="string" table:style-name="ce1">
            <text:p>undet</text:p>
          </table:table-cell>
          <table:table-cell office:value-type="string" table:style-name="ce1">
            <text:p>undet</text:p>
          </table:table-cell>
          <table:table-cell office:value-type="string" table:style-name="ce1">
            <text:p>undet</text:p>
          </table:table-cell>
          <table:table-cell office:value-type="string" table:style-name="ce1">
            <text:p>undet</text:p>
          </table:table-cell>
          <table:table-cell office:value-type="string" table:style-name="ce1">
            <text:p>unde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 = 5, b = 3, c = 6;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undet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undet</text:p>
          </table:table-cell>
          <table:table-cell office:value-type="string" table:style-name="ce1">
            <text:p>undet</text:p>
          </table:table-cell>
          <table:table-cell office:value-type="string" table:style-name="ce1">
            <text:p>undet</text:p>
          </table:table-cell>
          <table:table-cell office:value-type="string" table:style-name="ce1">
            <text:p>undet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p1 = \&amp;a, p2 = \&amp;c;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undet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&amp;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&amp;c</text:p>
          </table:table-cell>
          <table:table-cell office:value-type="float" office:value="6" table:style-name="ce1">
            <text:p>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*p1 = (*p2) ++;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ndet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&amp;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&amp;c</text:p>
          </table:table-cell>
          <table:table-cell office:value-type="float" office:value="7" table:style-name="ce1">
            <text:p>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p1 = p2;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ndet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&amp;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&amp;c</text:p>
          </table:table-cell>
          <table:table-cell office:value-type="float" office:value="7" table:style-name="ce1">
            <text:p>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p2 = \&amp;b;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ndet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&amp;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&amp;b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++*p2;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ndet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&amp;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&amp;b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*p1 *= *p2<text:span text:style-name="T1">;</text:span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ndet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&amp;c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&amp;b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a = ++*p2 * *p1;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undet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&amp;c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&amp;b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p1 = \&amp;a;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undet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&amp;a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&amp;b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*p2 = *p1 /= *p2;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&amp;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&amp;b</text:p>
          </table:table-cell>
          <table:table-cell office:value-type="float" office:value="28" table:style-name="ce1">
            <text:p>28</text:p>
          </table:table-cell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 New" svg:font-family="&quot;Courier New&quot;"/>
    <style:font-face style:name="Georgia" svg:font-family="Georgi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Mathieu Capo</meta:initial-creator>
    <dc:creator>Mathieu Capo</dc:creator>
    <meta:creation-date>2020-10-21T07:33:37Z</meta:creation-date>
    <dc:date>2020-10-21T07:51:13Z</dc:date>
  </office:meta>
</office:document-meta>
</file>